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CPU per second</text:p>
          </table:table-cell>
          <table:table-cell table:style-name="ce2" office:value-type="float" office:value="0.000011244" calcext:value-type="float">
            <text:p>1.1244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B per second</text:p>
          </table:table-cell>
          <table:table-cell table:style-name="ce2" office:value-type="float" office:value="0.000001235" calcext:value-type="float">
            <text:p>1.235E-0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Records/second</text:p>
          </table:table-cell>
          <table:table-cell table:style-name="ce1" office:value-type="string" calcext:value-type="string">
            <text:p>Cost per sample size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style-name="ce3" table:formula="of:=((([.$B$2]/[.D9]) * [.$B$3] *([.C9]/1024)) + (([.$B$2]/[.D9]) * [.$B$4] * [.B9]))" office:value-type="currency" office:currency="USD" office:value="0.660125" calcext:value-type="currency">
            <text:p>$0.6601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style-name="ce3" table:formula="of:=((([.$B$2]/[.D10]) * [.$B$3] *([.C10]/1024)) + (([.$B$2]/[.D10]) * [.$B$4] * [.B10]))" office:value-type="currency" office:currency="USD" office:value="0.603542857142857" calcext:value-type="currency">
            <text:p>$0.60354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2T17:05:14.515165966</dc:date>
    <meta:editing-duration>PT19M10S</meta:editing-duration>
    <meta:editing-cycles>5</meta:editing-cycles>
    <meta:generator>LibreOffice/6.0.7.3$Linux_X86_64 LibreOffice_project/00m0$Build-3</meta:generator>
    <meta:document-statistic meta:table-count="1" meta:cell-count="21" meta:object-count="0"/>
  </office:meta>
</office:document-meta>
</file>